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3">
      <style:graphic-properties draw:auto-grow-height="true" draw:fit-to-size="false" fo:min-height="20.4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1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.245cm" fo:margin-right="0cm" fo:margin-top="0.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1.245cm" fo:margin-right="0cm" fo:margin-top="0.5cm" fo:margin-bottom="0cm" fo:text-indent="0cm"/>
      <style:text-properties fo:font-variant="normal" fo:text-transform="none" fo:color="#ff3333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AR PL SungtiL GB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.1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9900"/>
    </style:style>
    <style:style style:name="T4" style:family="text">
      <style:text-properties fo:color="#cc9900"/>
    </style:style>
    <style:style style:name="T5" style:family="text">
      <style:text-properties fo:color="#ff3300"/>
    </style:style>
    <style:style style:name="T6" style:family="text">
      <style:text-properties fo:color="#0000ff"/>
    </style:style>
    <style:style style:name="T7" style:family="text">
      <style:text-properties fo:color="#cc00cc"/>
    </style:style>
    <style:style style:name="T8" style:family="text">
      <style:text-properties fo:color="#ff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cc" fo:font-size="24pt" style:font-size-asian="24pt" style:font-size-complex="24pt"/>
    </style:style>
    <style:style style:name="T13" style:family="text">
      <style:text-properties fo:color="#ff3333" fo:font-size="24pt" style:font-size-asian="24pt" style:font-size-complex="24pt"/>
    </style:style>
    <style:style style:name="T14" style:family="text">
      <style:text-properties fo:color="#6666ff" fo:font-size="24pt" style:font-size-asian="24pt" style:font-size-complex="24pt"/>
    </style:style>
    <style:style style:name="T15" style:family="text">
      <style:text-properties fo:color="#800000" fo:font-size="24pt" style:font-size-asian="24pt" style:font-size-complex="24pt"/>
    </style:style>
    <style:style style:name="T16" style:family="text">
      <style:text-properties fo:color="#3399ff" fo:font-size="24pt" style:font-size-asian="24pt" style:font-size-complex="24pt"/>
    </style:style>
    <style:style style:name="T17" style:family="text">
      <style:text-properties fo:color="#ff6600" fo:font-size="24pt" style:font-size-asian="24pt" style:font-size-complex="24pt"/>
    </style:style>
    <style:style style:name="T18" style:family="text">
      <style:text-properties fo:color="#800000"/>
    </style:style>
    <style:style style:name="T19" style:family="text">
      <style:text-properties fo:color="#ff6600"/>
    </style:style>
    <style:style style:name="T20" style:family="text">
      <style:text-properties fo:color="#00cc33"/>
    </style:style>
    <style:style style:name="T21" style:family="text">
      <style:text-properties fo:color="#990000"/>
    </style:style>
    <style:style style:name="T22" style:family="text">
      <style:text-properties fo:color="#6666ff"/>
    </style:style>
    <style:style style:name="T23" style:family="text">
      <style:text-properties fo:color="#800000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6666ff" fo:font-size="18pt" style:font-size-asian="18pt" style:font-size-complex="18pt"/>
    </style:style>
    <style:style style:name="T26" style:family="text">
      <style:text-properties fo:color="#ff6600" fo:font-size="18pt" style:font-size-asian="18pt" style:font-size-complex="18pt"/>
    </style:style>
    <style:style style:name="T27" style:family="text">
      <style:text-properties fo:color="#3333ff" fo:font-size="18pt" style:font-size-asian="18pt" style:font-size-complex="18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color="#800000" fo:font-size="16pt" style:font-size-asian="16pt" style:font-size-complex="16pt"/>
    </style:style>
    <style:style style:name="T30" style:family="text">
      <style:text-properties fo:color="#ff6600" fo:font-size="16pt" style:font-size-asian="16pt" style:font-size-complex="16pt"/>
    </style:style>
    <style:style style:name="T31" style:family="text">
      <style:text-properties fo:color="#0066ff" fo:font-size="16pt" style:font-size-asian="16pt" style:font-size-complex="16pt"/>
    </style:style>
    <style:style style:name="T32" style:family="text">
      <style:text-properties fo:color="#3333ff" fo:font-size="16pt" style:font-size-asian="16pt" style:font-size-complex="1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fo:font-weight="normal" style:font-size-asian="28pt" style:font-weight-asian="normal" style:font-size-complex="28pt" style:font-weight-complex="normal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IATEQ SIM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Dollar Language</text:span></text:p>
            <text:p text:style-name="P1"/>
            <text:p text:style-name="P1"><text:span text:style-name="T2">Eng. Rommel García Hernánd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Language Definitions (requirements)</text:p>
          </draw:text-box>
        </draw:frame>
        <draw:frame presentation:style-name="pr4" draw:layer="layout" svg:width="12.297cm" svg:height="16.4cm" svg:x="1.4cm" svg:y="4cm" presentation:class="outline" presentation:user-transformed="true">
          <draw:text-box>
            <text:p><text:span text:style-name="T3">// this is a comment</text:span></text:p>
            <text:p><text:span text:style-name="T4">$define</text:span></text:p>
            <text:p><text:s text:c="3"/><text:span text:style-name="T5"><text:s/></text:span><text:span text:style-name="T5">$int x:=100</text:span></text:p>
            <text:p><text:span text:style-name="T4">$begin</text:span></text:p>
            <text:p><text:s text:c="4"/><text:span text:style-name="T5">$turn(right,90)</text:span></text:p>
            <text:p><text:span text:style-name="T5"><text:s text:c="4"/></text:span><text:span text:style-name="T5">$pencil(up)</text:span></text:p>
            <text:p><text:span text:style-name="T5"><text:s text:c="4"/></text:span><text:span text:style-name="T5">$move(backward,x*3)</text:span></text:p>
            <text:p><text:span text:style-name="T5"><text:s text:c="4"/></text:span><text:span text:style-name="T5">$pencil(down)</text:span></text:p>
            <text:p><text:span text:style-name="T6"><text:s text:c="4"/></text:span><text:span text:style-name="T6">$for (4) $begin</text:span></text:p>
            <text:p><text:span text:style-name="T6"><text:s text:c="8"/></text:span><text:span text:style-name="T6">$move(forward,x)</text:span></text:p>
            <text:p><text:span text:style-name="T6"><text:s text:c="8"/></text:span><text:span text:style-name="T6">$turn(left,90)</text:span></text:p>
            <text:p><text:span text:style-name="T6"><text:s text:c="4"/></text:span><text:span text:style-name="T6">$end</text:span></text:p>
            <text:p><text:span text:style-name="T7"><text:s text:c="4"/></text:span><text:span text:style-name="T5">$pencil(up)</text:span></text:p>
            <text:p><text:span text:style-name="T5"><text:s text:c="4"/></text:span><text:span text:style-name="T5">$move(forward,</text:span><text:span text:style-name="T8">x + x/2)</text:span></text:p>
            <text:p><text:span text:style-name="T5"><text:s text:c="4"/></text:span><text:span text:style-name="T5">$pencil(down)</text:span></text:p>
            <text:p><text:span text:style-name="T9"><text:s text:c="4"/></text:span><text:span text:style-name="T6">$for (3) $begin</text:span></text:p>
            <text:p><text:span text:style-name="T6"><text:s text:c="8"/></text:span><text:span text:style-name="T6">$move(forward,x + x/4)</text:span></text:p>
            <text:p><text:span text:style-name="T6"><text:s text:c="8"/></text:span><text:span text:style-name="T6">$turn(left,90+30)</text:span></text:p>
            <text:p><text:span text:style-name="T6"><text:s text:c="4"/></text:span><text:span text:style-name="T6">$end</text:span></text:p>
            <text:p><text:span text:style-name="T4">$end</text:span> <text:s/></text:p>
          </draw:text-box>
        </draw:frame>
        <draw:frame presentation:style-name="pr4" draw:text-style-name="P4" draw:layer="layout" svg:width="12.297cm" svg:height="15.286cm" svg:x="14.313cm" svg:y="4.914cm" presentation:class="outline" presentation:user-transformed="true">
          <draw:text-box>
            <text:list text:style-name="L3">
              <text:list-item>
                <text:p text:style-name="P4"><text:span text:style-name="T2">Comments are at the first line</text:span></text:p>
              </text:list-item>
              <text:list-item>
                <text:p text:style-name="P4"><text:span text:style-name="T2">Define section is used for global variables only</text:span></text:p>
              </text:list-item>
              <text:list-item>
                <text:p text:style-name="P4"><text:span text:style-name="T2">Is is possible to use expressions as arguments of the commands</text:span></text:p>
              </text:list-item>
              <text:list-item>
                <text:p text:style-name="P4"><text:span text:style-name="T2">$begin and $end enclose the program’s body</text:span></text:p>
              </text:list-item>
              <text:list-item>
                <text:p text:style-name="P4"><text:span text:style-name="T2">$if and $for are control structures</text:span></text:p>
              </text:list-item>
              <text:list-item>
                <text:p text:style-name="P4"><text:span text:style-name="T2">Any command starts with $</text:span></text:p>
              </text:list-item>
              <text:list-item>
                <text:p text:style-name="P4"><text:span text:style-name="T2">$for loops are translated to </text:span><text:span text:style-name="T10">repeat</text:span><text:span text:style-name="T2"> structures from logo</text:span></text:p>
              </text:list-item>
              <text:list-item>
                <text:p text:style-name="P4"><text:span text:style-name="T2">This language supports nested $if and $for</text:span></text:p>
              </text:list-item>
              <text:list-item>
                <text:p text:style-name="P4"><text:span text:style-name="T2">$int and $string types supported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Lexical Analyzer</text:p>
          </draw:text-box>
        </draw:frame>
        <draw:frame presentation:style-name="pr6" draw:text-style-name="P7" draw:layer="layout" svg:width="25.199cm" svg:height="20.415cm" svg:x="1.4cm" svg:y="3.985cm" presentation:class="outline" presentation:user-transformed="true">
          <draw:text-box>
            <text:list text:style-name="L3">
              <text:list-item>
                <text:p text:style-name="P5"><text:span text:style-name="T11">A first stage is used to separate all the tokens from the input </text:span><text:span text:style-name="T11">file.</text:span></text:p>
              </text:list-item>
            </text:list>
            <text:p text:style-name="P6"><text:span text:style-name="T12">re.split(r</text:span><text:span text:style-name="T13">'(\".*\"|\n|[ ]|//.*|\d+|\$[a-zA-Z]+|[a-zA-Z][a-zA-Z0-9_]*|\</text:span><text:span text:style-name="T13">(|\)|&lt;|&gt;|\/|\*)'</text:span><text:span text:style-name="T12">,contents)</text:span></text:p>
            <text:p text:style-name="P6"><text:span text:style-name="T12"/></text:p>
            <text:list text:continue-numbering="true" text:style-name="L3">
              <text:list-item>
                <text:p text:style-name="P5"><text:span text:style-name="T11">During syntax analysis each token is validated with regular </text:span><text:span text:style-name="T11">expressions. </text:span></text:p>
              </text:list-item>
            </text:list>
            <text:p text:style-name="P5"><text:span text:style-name="T11"><text:s text:c="5"/></text:span><text:span text:style-name="T11">tokens = {</text:span></text:p>
            <text:p text:style-name="P5"><text:span text:style-name="T11"><text:s text:c="8"/></text:span><text:span text:style-name="T11">"number": <text:s/>(0,r</text:span><text:span text:style-name="T13">'\d+'</text:span><text:span text:style-name="T11">,""),</text:span></text:p>
            <text:p text:style-name="P5"><text:span text:style-name="T11"><text:s text:c="8"/></text:span><text:span text:style-name="T11">"rint": <text:s text:c="8"/>(1,r</text:span><text:span text:style-name="T13">'\$int'</text:span><text:span text:style-name="T11">,"</text:span><text:span text:style-name="T14">make</text:span><text:span text:style-name="T11">"),</text:span></text:p>
            <text:p text:style-name="P5"><text:span text:style-name="T11"><text:s text:c="8"/></text:span><text:span text:style-name="T11">"begin": <text:s text:c="4"/>(2,r</text:span><text:span text:style-name="T13">'\$begin'</text:span><text:span text:style-name="T11">,""),</text:span></text:p>
            <text:p text:style-name="P5"><text:span text:style-name="T11"><text:s text:c="8"/></text:span><text:span text:style-name="T11">"end": <text:s text:c="7"/>(3,r</text:span><text:span text:style-name="T13">'\$end'</text:span><text:span text:style-name="T11">,""),</text:span></text:p>
            <text:p text:style-name="P5"><text:span text:style-name="T11"><text:s text:c="8"/></text:span><text:span text:style-name="T11">"move": <text:s text:c="4"/>(4,r</text:span><text:span text:style-name="T13">'\$move'</text:span><text:span text:style-name="T11">,""),</text:span></text:p>
            <text:p text:style-name="P5"><text:span text:style-name="T11"><text:s text:c="8"/></text:span><text:span text:style-name="T11">"turn": <text:s text:c="7"/>(5,r</text:span><text:span text:style-name="T13">'\$turn'</text:span><text:span text:style-name="T11">,"")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Syntax Analyzer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15"/></text:p>
            <text:p text:style-name="P8"><text:span text:style-name="T15">def</text:span><text:span text:style-name="T11"> is_control(token):</text:span></text:p>
            <text:p text:style-name="P8"><text:span text:style-name="T11"><text:s text:c="4"/></text:span><text:span text:style-name="T11">ret = False</text:span></text:p>
            <text:p text:style-name="P8"><text:span text:style-name="T11"><text:s text:c="4"/></text:span><text:span text:style-name="T11">if token == tokens["if"][0] or token == tokens["for"][0]:</text:span></text:p>
            <text:p text:style-name="P8"><text:span text:style-name="T11"><text:s text:c="8"/></text:span><text:span text:style-name="T11">ret = True</text:span></text:p>
            <text:p text:style-name="P8"><text:span text:style-name="T11"><text:s text:c="4"/></text:span><text:span text:style-name="T15">return</text:span><text:span text:style-name="T11"> ret</text:span></text:p>
            <text:p text:style-name="P8"><text:span text:style-name="T11"/></text:p>
            <text:p text:style-name="P8"><text:span text:style-name="T15">def</text:span><text:span text:style-name="T11"> </text:span><text:span text:style-name="T16">Begin</text:span><text:span text:style-name="T11">(sequence):</text:span></text:p>
            <text:p text:style-name="P8"><text:span text:style-name="T11"><text:s text:c="4"/></text:span><text:span text:style-name="T11">global idx</text:span></text:p>
            <text:p text:style-name="P8"><text:span text:style-name="T11"><text:s text:c="4"/></text:span><text:span text:style-name="T11">global llen</text:span></text:p>
            <text:p text:style-name="P8"><text:span text:style-name="T11"><text:s text:c="4"/></text:span><text:span text:style-name="T11">token = </text:span><text:span text:style-name="T15">get_token</text:span><text:span text:style-name="T11">(sequence[idx])</text:span></text:p>
            <text:p text:style-name="P8"><text:span text:style-name="T11"><text:s text:c="4"/></text:span><text:span text:style-name="T15">if</text:span><text:span text:style-name="T11"> token == tokens["</text:span><text:span text:style-name="T13">begin</text:span><text:span text:style-name="T11">"][0] and idx &lt; llen:</text:span></text:p>
            <text:p text:style-name="P8"><text:span text:style-name="T11"><text:s text:c="8"/></text:span><text:span text:style-name="T11">idx = idx + 1</text:span></text:p>
            <text:p text:style-name="P8"><text:span text:style-name="T11"><text:s text:c="4"/></text:span><text:span text:style-name="T15">else</text:span><text:span text:style-name="T11">:</text:span></text:p>
            <text:p text:style-name="P8"><text:span text:style-name="T11"><text:s text:c="8"/></text:span><text:span text:style-name="T17">message</text:span><text:span text:style-name="T11">("E","$begin",sequence[idx],"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1">
        <draw:frame presentation:style-name="pr4" draw:layer="layout" svg:width="12.297cm" svg:height="12.179cm" svg:x="1.4cm" svg:y="4.914cm" presentation:class="outline" presentation:user-transformed="true">
          <draw:text-box>
            <text:p/>
            <text:p><text:span text:style-name="T18">def</text:span> Statements(sequence):</text:p>
            <text:p><text:s text:c="4"/>t1 = OTHER_LEXEMA</text:p>
            <text:p><text:s text:c="4"/>token = get_token(sequence[idx])</text:p>
            <text:p><text:s text:c="4"/><text:span text:style-name="T18">while</text:span> is_statement(token):</text:p>
            <text:p><text:s text:c="7"/><text:span text:style-name="T19"><text:s/></text:span><text:span text:style-name="T19">t1 = token</text:span></text:p>
            <text:p><text:span text:style-name="T20"><text:s text:c="8"/></text:span><text:span text:style-name="T20"># generate code according for the instruction</text:span></text:p>
            <text:p><text:s text:c="8"/>generate_code(token,"")</text:p>
            <text:p><text:span text:style-name="T20"><text:s text:c="8"/></text:span><text:span text:style-name="T20"># check if it is one argument command</text:span></text:p>
            <text:p><text:s text:c="8"/>arguments = number_of_arguments(token)</text:p>
            <text:p><text:span text:style-name="T20"><text:s text:c="8"/></text:span><text:span text:style-name="T20"># increment index to check next token</text:span></text:p>
            <text:p><text:s text:c="8"/>idx = idx + 1</text:p>
            <text:p><text:s text:c="8"/>token = get_token(sequence[idx])</text:p>
            <text:p><text:s text:c="8"/>if token == tokens["oparenthesis"][0]:</text:p>
          </draw:text-box>
        </draw:frame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4.313cm" svg:y="4.914cm" presentation:class="outline">
          <draw:text-box>
            <text:p><text:span text:style-name="T20"># if this is the body of an if sentence</text:span></text:p>
            <text:p><text:s text:c="8"/><text:span text:style-name="T21">if</text:span> is_control(<text:span text:style-name="T19">t1</text:span>):</text:p>
            <text:p><text:s text:c="12"/><text:span text:style-name="T22">Begin</text:span>(sequence)</text:p>
            <text:p><text:s text:c="12"/><text:span text:style-name="T21">if</text:span> False == error:</text:p>
            <text:p><text:s text:c="16"/>output = output + ' [\n'</text:p>
            <text:p><text:s text:c="16"/>spaces = spaces + 1</text:p>
            <text:p><text:s text:c="12"/><text:span text:style-name="T22">Statements</text:span>(sequence)</text:p>
            <text:p><text:s text:c="12"/><text:span text:style-name="T22">End</text:span>(sequence)</text:p>
            <text:p><text:s text:c="12"/><text:span text:style-name="T21">if</text:span> False == error:</text:p>
            <text:p><text:s text:c="16"/>spaces = spaces - 1</text:p>
            <text:p><text:s text:c="16"/>print_spaces()</text:p>
            <text:p><text:s text:c="16"/>output = output + ']'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Semantic Analyzer</text:p>
          </draw:text-box>
        </draw:frame>
        <draw:frame presentation:style-name="pr4" draw:text-style-name="P10" draw:layer="layout" svg:width="12.297cm" svg:height="12.179cm" svg:x="1.4cm" svg:y="4.914cm" presentation:class="outline">
          <draw:text-box>
            <text:p text:style-name="P10"><text:span text:style-name="T23">def</text:span><text:span text:style-name="T24"> </text:span><text:span text:style-name="T25">Variables</text:span><text:span text:style-name="T24">(sequence):</text:span></text:p>
            <text:p text:style-name="P10"><text:span text:style-name="T24"><text:s text:c="4"/></text:span><text:span text:style-name="T24">token = get_token(sequence[idx])</text:span></text:p>
            <text:p text:style-name="P10"><text:span text:style-name="T24"><text:s text:c="4"/></text:span><text:span text:style-name="T23">while</text:span><text:span text:style-name="T24"> is_definition(token) and idx &lt; llen:</text:span></text:p>
            <text:p text:style-name="P10"><text:span text:style-name="T24"><text:s text:c="9"/></text:span><text:span text:style-name="T24">ttype = token</text:span></text:p>
            <text:p text:style-name="P10"><text:span text:style-name="T24"><text:s text:c="9"/></text:span><text:span text:style-name="T24">generate_code(token,"")</text:span></text:p>
            <text:p text:style-name="P10"><text:span text:style-name="T24"><text:s text:c="9"/></text:span><text:span text:style-name="T24">idx = idx + 1</text:span></text:p>
            <text:p text:style-name="P10"><text:span text:style-name="T24"><text:s text:c="9"/></text:span><text:span text:style-name="T24">token = get_token(sequence[idx])</text:span></text:p>
            <text:p text:style-name="P10"><text:span text:style-name="T24"><text:s text:c="9"/></text:span><text:span text:style-name="T24">variable = sequence[idx]</text:span></text:p>
            <text:p text:style-name="P10"><text:span text:style-name="T26"><text:s text:c="9"/></text:span><text:span text:style-name="T26">if token == tokens["identifier"][0]:</text:span></text:p>
            <text:p text:style-name="P10"><text:span text:style-name="T26"><text:s text:c="12"/></text:span><text:span text:style-name="T27"><text:s/></text:span><text:span text:style-name="T27">sym_table[variable] = (0, OTHER_LEXEMA)</text:span></text:p>
            <text:p text:style-name="P10"><text:span text:style-name="T26"><text:s text:c="13"/></text:span><text:span text:style-name="T26">generate_code(token,sequence[idx])</text:span></text:p>
            <text:p text:style-name="P10"><text:span text:style-name="T26"><text:s text:c="13"/></text:span><text:span text:style-name="T26">idx = idx + 1</text:span></text:p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p text:style-name="P11"><text:span text:style-name="T28">token = get_token(sequence[idx])</text:span></text:p>
            <text:p text:style-name="P11"><text:span text:style-name="T29">if</text:span><text:span text:style-name="T28"> token == tokens["</text:span><text:span text:style-name="T30">number</text:span><text:span text:style-name="T28">"][0]:</text:span></text:p>
            <text:p text:style-name="P11"><text:span text:style-name="T28"><text:s text:c="4"/></text:span><text:span text:style-name="T29">if</text:span><text:span text:style-name="T28"> ttype == tokens["rint"][0]:</text:span></text:p>
            <text:p><text:span text:style-name="T28"><text:s text:c="8"/></text:span><text:span text:style-name="T28">v = (int(sequence[idx]), ttype) <text:s text:c="27"/></text:span><text:span text:style-name="T31"><text:s text:c="4"/></text:span><text:span text:style-name="T32">sym_table[variable] = v</text:span></text:p>
            <text:p text:style-name="P11"><text:span text:style-name="T28"><text:s text:c="5"/></text:span><text:span text:style-name="T28">generate_code(token,sequence[idx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33">Start:= Defines </text:span><text:span text:style-name="T34">begin </text:span><text:span text:style-name="T35">Statements</text:span><text:span text:style-name="T34"> end</text:span></text:p>
              </text:list-item>
              <text:list-item>
                <text:p text:style-name="P13"><text:span text:style-name="T35">Defines := Comments VariableDefinitions</text:span></text:p>
              </text:list-item>
              <text:list-item>
                <text:p text:style-name="P13"><text:span text:style-name="T35">Comments := </text:span><text:span text:style-name="T34">comment</text:span><text:span text:style-name="T35"> Comments</text:span></text:p>
              </text:list-item>
              <text:list-item>
                <text:p text:style-name="P13"><text:span text:style-name="T35">Statements := <text:s/>Statement Statements</text:span></text:p>
              </text:list-item>
              <text:list-item>
                <text:p text:style-name="P13"><text:span text:style-name="T35">Statement := OneArgumentStatment </text:span></text:p>
                <text:p text:style-name="P13"><text:span text:style-name="T35"><text:s text:c="21"/></text:span><text:span text:style-name="T35">| TwoArgumentStatement </text:span></text:p>
                <text:p text:style-name="P13"><text:span text:style-name="T35"><text:s text:c="21"/></text:span><text:span text:style-name="T35">| ControlStruc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35">OneArgumentStatment := </text:span><text:span text:style-name="T34">oneargument</text:span><text:span text:style-name="T35"> </text:span><text:span text:style-name="T34">openparenthesis command</text:span><text:span text:style-name="T35"> </text:span><text:span text:style-name="T34">closeparenthesis</text:span></text:p>
              </text:list-item>
              <text:list-item>
                <text:p text:style-name="P13"><text:span text:style-name="T35">OneArgumentStatment := </text:span><text:span text:style-name="T34">oneargument</text:span><text:span text:style-name="T35"> </text:span><text:span text:style-name="T34">openparenthesis </text:span><text:span text:style-name="T35">Expression </text:span><text:span text:style-name="T34">closeparenthesis</text:span></text:p>
              </text:list-item>
              <text:list-item>
                <text:p text:style-name="P13"><text:span text:style-name="T35">TwoArgumentStatement := </text:span><text:span text:style-name="T34">twoarguments </text:span><text:span text:style-name="T34">openparenthesis <text:s/>command</text:span><text:span text:style-name="T35"> </text:span><text:span text:style-name="T34">comma </text:span><text:span text:style-name="T35">Expression </text:span><text:span text:style-name="T34">closeparenthesis</text:span></text:p>
              </text:list-item>
              <text:list-item>
                <text:p text:style-name="P13"><text:span text:style-name="T35">TwoArgumentStatement := </text:span><text:span text:style-name="T34">twoarguments </text:span><text:span text:style-name="T34">openparenthesis <text:s/></text:span><text:span text:style-name="T35">Expression</text:span><text:span text:style-name="T35"> </text:span><text:span text:style-name="T34">comma </text:span><text:span text:style-name="T35">Expression </text:span><text:span text:style-name="T34">closeparenthe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35">ControlStructure := </text:span><text:span text:style-name="T34">controlstructure</text:span><text:span text:style-name="T35"> </text:span><text:span text:style-name="T34">openparenthesis </text:span><text:span text:style-name="T35">Expression </text:span><text:span text:style-name="T34">closeparenthesis </text:span><text:span text:style-name="T34">begin </text:span><text:span text:style-name="T35">Statements </text:span><text:span text:style-name="T34">end</text:span></text:p>
              </text:list-item>
              <text:list-item>
                <text:p text:style-name="P13"><text:span text:style-name="T35">Expression := Operand </text:span><text:span text:style-name="T34">arithmeticoperator</text:span><text:span text:style-name="T35"> </text:span><text:span text:style-name="T35">ArithmeticExpression</text:span></text:p>
              </text:list-item>
              <text:list-item>
                <text:p text:style-name="P13"><text:span text:style-name="T35">Expression := Operand </text:span><text:span text:style-name="T34">logicaloperator</text:span><text:span text:style-name="T35"> </text:span><text:span text:style-name="T35">LogicalExpression</text:span></text:p>
              </text:list-item>
              <text:list-item>
                <text:p text:style-name="P13"><text:span text:style-name="T35">ArithmeticExpression := Operand </text:span><text:span text:style-name="T34">arithmeticperator</text:span><text:span text:style-name="T35"> </text:span><text:span text:style-name="T35">ArithmeticExpression</text:span></text:p>
              </text:list-item>
              <text:list-item>
                <text:p text:style-name="P13"><text:span text:style-name="T35">LogicalExpression := Operand </text:span><text:span text:style-name="T34">logicalperator</text:span><text:span text:style-name="T35"> </text:span><text:span text:style-name="T35">LogicalExpression </text:span></text:p>
              </text:list-item>
              <text:list-item>
                <text:p text:style-name="P13"><text:span text:style-name="T35">Operand := </text:span><text:span text:style-name="T34">int</text:span><text:span text:style-name="T35"> | </text:span><text:span text:style-name="T34">identifier</text:span><text:span text:style-name="T35"> | </text:span><text:span text:style-name="T34">st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12"><text:span text:style-name="T36">begin </text:span><text:span text:style-name="T37">:= ‘$begin’</text:span></text:p>
              </text:list-item>
              <text:list-item>
                <text:p text:style-name="P12"><text:span text:style-name="T36">end <text:s text:c="3"/></text:span><text:span text:style-name="T37">:= ‘$end’</text:span></text:p>
              </text:list-item>
              <text:list-item>
                <text:p text:style-name="P12"><text:span text:style-name="T36">Comment</text:span><text:span text:style-name="T37"> := ‘\/\/.*’</text:span></text:p>
              </text:list-item>
              <text:list-item>
                <text:p text:style-name="P12"><text:span text:style-name="T36">openparenthesis := ‘(’</text:span></text:p>
              </text:list-item>
              <text:list-item>
                <text:p text:style-name="P12"><text:span text:style-name="T36">cpenparenthesis := ‘)’</text:span></text:p>
              </text:list-item>
              <text:list-item>
                <text:p text:style-name="P12"><text:span text:style-name="T36">oneargument </text:span><text:span text:style-name="T37">:= <text:s/>‘$print’ | ‘$load’ | ‘$pencil’ ...</text:span></text:p>
              </text:list-item>
              <text:list-item>
                <text:p text:style-name="P12"><text:span text:style-name="T36">twoargument </text:span><text:span text:style-name="T37">:= ‘$setxy’ | ‘$move’ | ‘$turn’ …</text:span></text:p>
              </text:list-item>
              <text:list-item>
                <text:p text:style-name="P12"><text:span text:style-name="T36">controlstructure </text:span><text:span text:style-name="T37">:= ‘$for’ | ‘$if’</text:span></text:p>
              </text:list-item>
              <text:list-item>
                <text:p text:style-name="P12"><text:span text:style-name="T36">int</text:span><text:span text:style-name="T37"> := ‘[0-9]+’</text:span></text:p>
              </text:list-item>
              <text:list-item>
                <text:p text:style-name="P12"><text:span text:style-name="T36">string</text:span><text:span text:style-name="T37"> := ‘\”.*\”’</text:span></text:p>
              </text:list-item>
              <text:list-item>
                <text:p text:style-name="P12"><text:span text:style-name="T36">Identifier</text:span><text:span text:style-name="T37"> := ‘[a-zA-Z][a-zA-Z0-9_]*’</text:span></text:p>
              </text:list-item>
              <text:list-item>
                <text:p text:style-name="P12"><text:span text:style-name="T36">arithmeticoperator</text:span><text:span text:style-name="T37"> := ‘+’ | ‘-’ | ‘/’ | ‘\*’</text:span></text:p>
              </text:list-item>
              <text:list-item>
                <text:p text:style-name="P12"><text:span text:style-name="T36">logicaloperator</text:span><text:span text:style-name="T37"> := ‘&lt;’ | ‘&gt;’ | ‘==’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Code Explan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0:37:26.922641970</meta:creation-date>
    <meta:generator>LibreOffice/5.2.7.2$Linux_X86_64 LibreOffice_project/20m0$Build-2</meta:generator>
    <dc:date>2019-06-07T09:03:15.635996316</dc:date>
    <meta:editing-duration>P3DT2H36M34S</meta:editing-duration>
    <meta:editing-cycles>13</meta:editing-cycles>
    <meta:document-statistic meta:object-count="71"/>
  </office:meta>
</office:document-meta>
</file>